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row>
          <mstyle mathvariant="bold">
            <mrow>
              <mi>L</mi>
            </mrow>
          </mstyle>
        </mrow>
        <mn>2</mn>
      </msup>
      <mrow>
        <mi/>
        <mo stretchy="false">=</mo>
        <mrow>
          <mi/>
          <mo stretchy="false">−</mo>
          <mi/>
        </mrow>
      </mrow>
      <mfrac>
        <msup>
          <mo stretchy="false">ℏ</mo>
          <mn>2</mn>
        </msup>
        <mrow>
          <msup>
            <mi>sin</mi>
            <mn>2</mn>
          </msup>
          <mo stretchy="false">ϑ</mo>
        </mrow>
      </mfrac>
      <mi/>
      <mfenced open="[" close="]">
        <mrow>
          <mi>sin</mi>
          <mo stretchy="false">ϑ</mo>
          <mi/>
          <mfrac>
            <mo stretchy="false">∂</mo>
            <mrow>
              <mo stretchy="false">∂</mo>
              <mo stretchy="false">ϑ</mo>
            </mrow>
          </mfrac>
          <mi/>
          <mfenced open="(" close=")">
            <mrow>
              <mi>sin</mi>
              <mo stretchy="false">ϑ</mo>
              <mi/>
              <mfrac>
                <mo stretchy="false">∂</mo>
                <mrow>
                  <mo stretchy="false">∂</mo>
                  <mo stretchy="false">ϑ</mo>
                </mrow>
              </mfrac>
            </mrow>
          </mfenced>
          <mrow>
            <mi/>
            <mo stretchy="false">+</mo>
            <mi/>
          </mrow>
          <mfrac>
            <msup>
              <mo stretchy="false">∂</mo>
              <mn>2</mn>
            </msup>
            <mrow>
              <mo stretchy="false">∂</mo>
              <msup>
                <mo stretchy="false">ϕ</mo>
                <mn>2</mn>
              </msup>
            </mrow>
          </mfrac>
        </mrow>
      </mfenced>
    </mrow>
    <annotation encoding="StarMath 5.0">{bold L} ^2 ~=~ - ` hbar ^2 over {sin ^2 %ivartheta} ` 
left [ 
 sin %ivartheta ` partial over {partial %ivartheta} ` 
 left ( 
  sin %ivartheta ` partial over {partial %ivartheta} 
 right ) 
 ~+~ partial ^2 over {partial %iphi ^2} 
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06:44:03.874000000</meta:creation-date>
    <meta:generator>LibreOffice/4.1.4.2$Windows_x86 LibreOffice_project/0a0440ccc0227ad9829de5f46be37cfb6edcf72</meta:generator>
  </office:meta>
</office:document-meta>
</file>